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06cm"/>
    </style:style>
    <style:style style:name="co3" style:family="table-column">
      <style:table-column-properties fo:break-before="auto" style:column-width="15.6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his is a unique identifier of the accident record.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mov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dicates source of the accident report (i.e. the API which reported the accident.)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mov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A traffic accident may have a Traffic Message Channel (TMC) code which provides more detailed description of the event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Shows the severity of the accident, a number between 1 and 4, where 1 indicates the least impact on traffic (i.e., short delay as a result of the accident) and 4 indicates a significant impact on traffic (i.e., long delay)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ss/Labe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Shows start time of the accident in local time zone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nd_Time</text:p>
          </table:table-cell>
          <table:table-cell office:value-type="string" calcext:value-type="string">
            <text:p>Shows end time of the accident in local time zone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mov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rt_Lat</text:p>
          </table:table-cell>
          <table:table-cell office:value-type="string" calcext:value-type="string">
            <text:p>Shows latitude in GPS coordinate of the start point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rt_Lng</text:p>
          </table:table-cell>
          <table:table-cell office:value-type="string" calcext:value-type="string">
            <text:p>Shows longitude in GPS coordinate of the start point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d_Lat</text:p>
          </table:table-cell>
          <table:table-cell office:value-type="string" calcext:value-type="string">
            <text:p>Shows latitude in GPS coordinate of the end point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mov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nd_Lng</text:p>
          </table:table-cell>
          <table:table-cell office:value-type="string" calcext:value-type="string">
            <text:p>Shows longitude in GPS coordinate of the end point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mov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tance(mi)</text:p>
          </table:table-cell>
          <table:table-cell office:value-type="string" calcext:value-type="string">
            <text:p>The length of the road extent affected by the accident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m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hows natural language description of the accident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mov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hows the street number in address fiel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Convert to class → 0 should be reserverd for unknow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Shows the street name in address fiel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hows the relative side of the street (Right/Left) in address fiel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hows the city in address fiel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hows the county in address fiel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hows the state in address fiel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Zipcode</text:p>
          </table:table-cell>
          <table:table-cell office:value-type="string" calcext:value-type="string">
            <text:p>Shows the zipcode in address fiel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hows the country in address field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imezone</text:p>
          </table:table-cell>
          <table:table-cell office:value-type="string" calcext:value-type="string">
            <text:p>Shows timezone based on the location of the accident (eastern, central, etc.)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irport_Code</text:p>
          </table:table-cell>
          <table:table-cell office:value-type="string" calcext:value-type="string">
            <text:p>Denotes an airport-based weather station which is the closest one to location of the accident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eather_Timestamp</text:p>
          </table:table-cell>
          <table:table-cell office:value-type="string" calcext:value-type="string">
            <text:p>Shows the time-stamp of weather observation record (in local time)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Convertion to numerica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emperature(F)</text:p>
          </table:table-cell>
          <table:table-cell office:value-type="string" calcext:value-type="string">
            <text:p>Shows the temperature (in Fahrenheit)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ind_Chill(F)</text:p>
          </table:table-cell>
          <table:table-cell office:value-type="string" calcext:value-type="string">
            <text:p>Shows the wind chill (in Fahrenheit)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Repalce with classes (Low, medium, high) downfa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umidity(%)</text:p>
          </table:table-cell>
          <table:table-cell office:value-type="string" calcext:value-type="string">
            <text:p>Shows the humidity (in percentage)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essure(in)</text:p>
          </table:table-cell>
          <table:table-cell office:value-type="string" calcext:value-type="string">
            <text:p>Shows the air pressure (in inches)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isibility(mi)</text:p>
          </table:table-cell>
          <table:table-cell office:value-type="string" calcext:value-type="string">
            <text:p>Shows visibility (in miles)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ind_Direction</text:p>
          </table:table-cell>
          <table:table-cell office:value-type="string" calcext:value-type="string">
            <text:p>Shows wind direction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ind_Speed(mph)</text:p>
          </table:table-cell>
          <table:table-cell office:value-type="string" calcext:value-type="string">
            <text:p>Shows wind speed (in miles per hour)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ecipitation(in)</text:p>
          </table:table-cell>
          <table:table-cell office:value-type="string" calcext:value-type="string">
            <text:p>Shows precipitation amount in inches, if there is any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Repalce with classes (Low, medium, high) downfal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eather_Condition</text:p>
          </table:table-cell>
          <table:table-cell office:value-type="string" calcext:value-type="string">
            <text:p>Shows the weather condition (rain, snow, thunderstorm, fog, etc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A POI annotation which indicates presence of amenity in a nearby location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A POI annotation which indicates presence of speed bump or hump in a nearby location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ossing</text:p>
          </table:table-cell>
          <table:table-cell office:value-type="string" calcext:value-type="string">
            <text:p>A POI annotation which indicates presence of crossing in a nearby location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ive_Way</text:p>
          </table:table-cell>
          <table:table-cell office:value-type="string" calcext:value-type="string">
            <text:p>A POI annotation which indicates presence of give_way in a nearby location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Junction</text:p>
          </table:table-cell>
          <table:table-cell office:value-type="string" calcext:value-type="string">
            <text:p>A POI annotation which indicates presence of junction in a nearby location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_Exit</text:p>
          </table:table-cell>
          <table:table-cell office:value-type="string" calcext:value-type="string">
            <text:p>A POI annotation which indicates presence of no_exit in a nearby location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ailway</text:p>
          </table:table-cell>
          <table:table-cell office:value-type="string" calcext:value-type="string">
            <text:p>A POI annotation which indicates presence of railway in a nearby location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undabout</text:p>
          </table:table-cell>
          <table:table-cell office:value-type="string" calcext:value-type="string">
            <text:p>A POI annotation which indicates presence of roundabout in a nearby location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A POI annotation which indicates presence of station in a nearby location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A POI annotation which indicates presence of stop in a nearby location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raffic_Calming</text:p>
          </table:table-cell>
          <table:table-cell office:value-type="string" calcext:value-type="string">
            <text:p>A POI annotation which indicates presence of traffic_calming in a nearby location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affic_Signal</text:p>
          </table:table-cell>
          <table:table-cell office:value-type="string" calcext:value-type="string">
            <text:p>A POI annotation which indicates presence of traffic_signal in a nearby location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urning_Loop</text:p>
          </table:table-cell>
          <table:table-cell office:value-type="string" calcext:value-type="string">
            <text:p>A POI annotation which indicates presence of turning_loop in a nearby location.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unrise_Sunset</text:p>
          </table:table-cell>
          <table:table-cell office:value-type="string" calcext:value-type="string">
            <text:p>Shows the period of day (i.e. day or night) based on sunrise/sunset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ivil_Twilight</text:p>
          </table:table-cell>
          <table:table-cell office:value-type="string" calcext:value-type="string">
            <text:p>Shows the period of day (i.e. day or night) based on civil twilight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autical_Twilight</text:p>
          </table:table-cell>
          <table:table-cell office:value-type="string" calcext:value-type="string">
            <text:p>Shows the period of day (i.e. day or night) based on nautical twilight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stronomical_Twilight</text:p>
          </table:table-cell>
          <table:table-cell office:value-type="string" calcext:value-type="string">
            <text:p>Shows the period of day (i.e. day or night) based on astronomical twilight.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s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he classes could be divided into quanti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8T20:47:15.504000000</meta:creation-date>
    <dc:date>2020-04-19T00:23:16.751000000</dc:date>
    <meta:editing-duration>PT1H55M30S</meta:editing-duration>
    <meta:editing-cycles>1</meta:editing-cycles>
    <meta:generator>LibreOffice/6.3.4.2$Windows_x86 LibreOffice_project/60da17e045e08f1793c57c00ba83cdfce946d0aa</meta:generator>
    <meta:document-statistic meta:table-count="1" meta:cell-count="249" meta:object-count="0"/>
  </office:meta>
</office:document-meta>
</file>